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56bee2" officeooo:paragraph-rsid="0056bee2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6.698in" style:type="right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c17571" officeooo:paragraph-rsid="00c17571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6.6835in" style:type="right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59f34b" officeooo:paragraph-rsid="0059f34b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59f34b" officeooo:paragraph-rsid="0059f34b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Arial" fo:font-size="12pt" officeooo:rsid="001129fc" officeooo:paragraph-rsid="001129fc" style:font-size-asian="12pt" style:font-size-complex="12pt"/>
    </style:style>
    <style:style style:name="P6" style:family="paragraph" style:parent-style-name="Standard">
      <style:paragraph-properties fo:line-height="100%" fo:text-align="start" style:justify-single-word="false"/>
      <style:text-properties style:font-name="Arial" fo:font-size="12pt" officeooo:rsid="0056bee2" officeooo:paragraph-rsid="0056bee2" style:font-size-asian="12pt" style:font-size-complex="12pt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2in"/>
        </style:tab-stops>
      </style:paragraph-properties>
      <style:text-properties style:font-name="Arial" fo:font-size="12pt" officeooo:rsid="0056bee2" officeooo:paragraph-rsid="001129fc" style:font-size-asian="12pt" style:font-size-complex="12pt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2in"/>
        </style:tab-stops>
      </style:paragraph-properties>
      <style:text-properties style:font-name="Arial" fo:font-size="12pt" officeooo:rsid="0056bee2" officeooo:paragraph-rsid="0056bee2" style:font-size-asian="12pt" style:font-size-complex="12pt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2in"/>
        </style:tab-stops>
      </style:paragraph-properties>
      <style:text-properties style:font-name="Arial" fo:font-size="12pt" officeooo:rsid="0056bee2" officeooo:paragraph-rsid="00d98686" style:font-size-asian="12pt" style:font-size-complex="12pt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2.5in"/>
        </style:tab-stops>
      </style:paragraph-properties>
      <style:text-properties style:font-name="Arial" fo:font-size="12pt" officeooo:rsid="0056bee2" officeooo:paragraph-rsid="00dbdf92" style:font-size-asian="12pt" style:font-size-complex="12pt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2in"/>
        </style:tab-stops>
      </style:paragraph-properties>
      <style:text-properties style:font-name="Arial" fo:font-size="12pt" officeooo:rsid="00d9a6a9" officeooo:paragraph-rsid="00d9a6a9" style:font-size-asian="12pt" style:font-size-complex="12pt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2in"/>
        </style:tab-stops>
      </style:paragraph-properties>
      <style:text-properties style:font-name="Arial" fo:font-size="12pt" officeooo:rsid="0059f34b" officeooo:paragraph-rsid="0059f34b" style:font-size-asian="12pt" style:font-size-complex="12pt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2in"/>
        </style:tab-stops>
      </style:paragraph-properties>
      <style:text-properties style:font-name="Arial" fo:font-size="12pt" officeooo:rsid="005f5a23" officeooo:paragraph-rsid="005f5a23" style:font-size-asian="12pt" style:font-size-complex="12pt"/>
    </style:style>
    <style:style style:name="P14" style:family="paragraph" style:parent-style-name="Standard">
      <style:paragraph-properties fo:line-height="100%" fo:text-align="start" style:justify-single-word="false">
        <style:tab-stops>
          <style:tab-stop style:position="6.6835in" style:type="right"/>
        </style:tab-stops>
      </style:paragraph-properties>
      <style:text-properties style:font-name="Arial" fo:font-size="12pt" style:text-underline-style="none" fo:font-weight="normal" officeooo:rsid="0059f34b" officeooo:paragraph-rsid="0059f34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5c9368" officeooo:paragraph-rsid="005c936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5da5d3" officeooo:paragraph-rsid="005da5d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c27d74" officeooo:paragraph-rsid="00c27d7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2.5in"/>
        </style:tab-stops>
      </style:paragraph-properties>
      <style:text-properties style:font-name="Arial" fo:font-size="12pt" style:text-underline-style="none" fo:font-weight="normal" officeooo:rsid="00134d16" officeooo:paragraph-rsid="00c17571" style:font-name-asian="Liberation Seri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2.5in"/>
        </style:tab-stops>
      </style:paragraph-properties>
      <style:text-properties style:font-name="Arial" fo:font-size="12pt" style:text-underline-style="none" fo:font-weight="normal" officeooo:rsid="00db213d" officeooo:paragraph-rsid="00db213d" style:font-name-asian="Liberation Seri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05c9368" officeooo:paragraph-rsid="005c9368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0e27c6d" officeooo:paragraph-rsid="00e27c6d" style:font-name-asian="Liberation Serif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solid" style:text-underline-width="auto" style:text-underline-color="font-color" fo:font-weight="bold" officeooo:rsid="0059f34b" officeooo:paragraph-rsid="0059f34b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solid" style:text-underline-width="auto" style:text-underline-color="font-color" fo:font-weight="bold" officeooo:rsid="00a1d50c" officeooo:paragraph-rsid="00a1d50c" style:font-name-asian="Liberation Serif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00%" fo:text-align="start" style:justify-single-word="false">
        <style:tab-stops>
          <style:tab-stop style:position="2.5in"/>
        </style:tab-stops>
      </style:paragraph-properties>
      <style:text-properties style:font-name="Arial" fo:font-size="12pt" fo:font-weight="normal" officeooo:rsid="0011b212" officeooo:paragraph-rsid="0011b212" style:font-name-asian="Liberation Seri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00%" fo:text-align="start" style:justify-single-word="false">
        <style:tab-stops>
          <style:tab-stop style:position="2in"/>
        </style:tab-stops>
      </style:paragraph-properties>
      <style:text-properties style:font-name="Arial" fo:font-size="12pt" fo:font-weight="normal" officeooo:rsid="0011b212" officeooo:paragraph-rsid="00c17571" style:font-name-asian="Liberation Seri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1in"/>
        </style:tab-stops>
      </style:paragraph-properties>
      <style:text-properties style:font-name="Arial" fo:font-size="12pt" fo:font-weight="normal" officeooo:rsid="00d3b009" officeooo:paragraph-rsid="00e2b5e3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officeooo:paragraph-rsid="005c9368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officeooo:paragraph-rsid="005da5d3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officeooo:paragraph-rsid="00c27d74"/>
    </style:style>
    <style:style style:name="P30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officeooo:paragraph-rsid="00a1d50c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officeooo:paragraph-rsid="00d9a6a9"/>
    </style:style>
    <style:style style:name="P32" style:family="paragraph" style:parent-style-name="Standard">
      <style:paragraph-properties fo:line-height="100%" fo:text-align="start" style:justify-single-word="false">
        <style:tab-stops>
          <style:tab-stop style:position="1in"/>
        </style:tab-stops>
      </style:paragraph-properties>
      <style:text-properties officeooo:paragraph-rsid="0059f34b"/>
    </style:style>
    <style:style style:name="P33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835in" style:type="right"/>
        </style:tab-stops>
      </style:paragraph-properties>
      <style:text-properties style:font-name="Arial" fo:font-size="12pt" style:text-underline-style="solid" style:text-underline-width="auto" style:text-underline-color="font-color" fo:font-weight="bold" officeooo:rsid="007f3b4e" officeooo:paragraph-rsid="0085e81c" style:font-name-asian="Liberation Serif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835in" style:type="right"/>
        </style:tab-stops>
      </style:paragraph-properties>
      <style:text-properties style:font-name="Arial" fo:font-size="12pt" style:text-underline-style="none" fo:font-weight="bold" officeooo:rsid="00df1c97" officeooo:paragraph-rsid="00c9b16f" style:font-name-asian="Liberation Serif" style:font-size-asian="12pt" style:font-weight-asian="bold" style:font-size-complex="12pt" style:font-weight-complex="bold"/>
    </style:style>
    <style:style style:name="P35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6835in" style:type="right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7f3b4e" officeooo:paragraph-rsid="0085e81c" style:font-name-asian="Liberation Serif" style:font-size-asian="12pt" style:font-weight-asian="bold" style:font-size-complex="12pt" style:font-weight-complex="bold"/>
    </style:style>
    <style:style style:name="P36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6835in" style:type="right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df1c97" officeooo:paragraph-rsid="00c9b16f" style:font-name-asian="Liberation Serif" style:font-size-asian="12pt" style:font-weight-asian="bold" style:font-size-complex="12pt" style:font-weight-complex="bold"/>
    </style:style>
    <style:style style:name="P37" style:family="paragraph" style:parent-style-name="Resume_20_Item_20_Header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style:font-name="Arial" fo:font-weight="bold" officeooo:rsid="0064e93e" officeooo:paragraph-rsid="0064e93e" style:font-weight-asian="bold" style:font-weight-complex="bold"/>
    </style:style>
    <style:style style:name="P38" style:family="paragraph" style:parent-style-name="Resume_20_Item_20_Header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style:font-name="Arial" fo:font-size="12pt" fo:font-weight="normal" officeooo:rsid="00df1c97" officeooo:paragraph-rsid="00c9b16f" style:font-name-asian="Liberation Serif" style:font-size-asian="12pt" style:font-weight-asian="normal" style:font-size-complex="12pt" style:font-weight-complex="normal"/>
    </style:style>
    <style:style style:name="P39" style:family="paragraph" style:parent-style-name="Resume_20_Item_20_Header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081d9d5" officeooo:paragraph-rsid="0085e81c" style:font-name-asian="Liberation Serif" style:font-size-asian="12pt" style:font-weight-asian="bold" style:font-size-complex="12pt" style:font-weight-complex="bold"/>
    </style:style>
    <style:style style:name="P40" style:family="paragraph" style:parent-style-name="Resume_20_Item_20_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0468705" officeooo:paragraph-rsid="0085e81c" style:font-name-asian="Liberation Serif" style:font-size-asian="12pt" style:font-weight-asian="bold" style:font-size-complex="12pt" style:font-weight-complex="bold"/>
    </style:style>
    <style:style style:name="P41" style:family="paragraph" style:parent-style-name="Resume_20_Item_20_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809862" officeooo:paragraph-rsid="0085e81c" style:font-name-asian="Liberation Serif" style:font-size-asian="12pt" style:font-weight-asian="normal" style:font-size-complex="12pt" style:font-weight-complex="normal"/>
    </style:style>
    <style:style style:name="P42" style:family="paragraph" style:parent-style-name="Resume_20_Item_20_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4bc3d4" officeooo:paragraph-rsid="0085e81c" style:font-name-asian="Liberation Serif" style:font-size-asian="12pt" style:font-weight-asian="normal" style:font-size-complex="12pt" style:font-weight-complex="normal"/>
    </style:style>
    <style:style style:name="P43" style:family="paragraph" style:parent-style-name="Resume_20_Item_20_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81d9d5" officeooo:paragraph-rsid="0085e81c" style:font-name-asian="Liberation Serif" style:font-size-asian="12pt" style:font-weight-asian="normal" style:font-size-complex="12pt" style:font-weight-complex="normal"/>
    </style:style>
    <style:style style:name="P44" style:family="paragraph" style:parent-style-name="Resume_20_Item_20_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902in" style:type="right"/>
        </style:tab-stops>
      </style:paragraph-properties>
      <style:text-properties style:font-name="Arial" fo:font-size="12pt" fo:font-weight="normal" officeooo:rsid="00d1249a" officeooo:paragraph-rsid="00ccbdf5" style:font-name-asian="Liberation Serif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d4d7d7" officeooo:paragraph-rsid="00c9b16f" style:font-size-asian="12pt" style:font-weight-asian="normal" style:font-size-complex="12pt" style:font-weight-complex="normal"/>
    </style:style>
    <style:style style:name="P46" style:family="paragraph" style:parent-style-name="Resume_20_Item_20_Header" style:master-page-name="">
      <loext:graphic-properties draw:fill="none"/>
      <style:paragraph-properties fo:margin-left="0.0618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07f3b4e" officeooo:paragraph-rsid="0085e81c" style:font-name-asian="Liberation Serif" style:font-size-asian="12pt" style:font-weight-asian="bold" style:font-size-complex="12pt" style:font-weight-complex="bold"/>
    </style:style>
    <style:style style:name="P47" style:family="paragraph" style:parent-style-name="Resume_20_Item_20_Header" style:master-page-name="">
      <loext:graphic-properties draw:fill="none"/>
      <style:paragraph-properties fo:margin-left="0.0618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6902in" style:type="right"/>
        </style:tab-stops>
      </style:paragraph-properties>
      <style:text-properties style:font-name="Arial" fo:font-size="12pt" fo:font-weight="normal" officeooo:rsid="00688521" officeooo:paragraph-rsid="00688521" style:font-name-asian="Liberation Serif" style:font-size-asian="12pt" style:font-weight-asian="normal" style:font-size-complex="12pt" style:font-weight-complex="normal"/>
    </style:style>
    <style:style style:name="P48" style:family="paragraph" style:parent-style-name="Resume_20_Item_20_Header" style:master-page-name="">
      <loext:graphic-properties draw:fill="none"/>
      <style:paragraph-properties fo:margin-left="0.0618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6929in" style:type="right"/>
        </style:tab-stops>
      </style:paragraph-properties>
      <style:text-properties style:font-name="Arial" fo:font-weight="bold" officeooo:rsid="0082b610" officeooo:paragraph-rsid="0085e81c" style:font-weight-asian="bold" style:font-weight-complex="bold"/>
    </style:style>
    <style:style style:name="P49" style:family="paragraph" style:parent-style-name="Resume_20_Item_20_Header" style:master-page-name="">
      <loext:graphic-properties draw:fill="none"/>
      <style:paragraph-properties fo:margin-left="0.0618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6902in" style:type="right"/>
        </style:tab-stops>
      </style:paragraph-properties>
      <style:text-properties officeooo:paragraph-rsid="00d15ede"/>
    </style:style>
    <style:style style:name="P50" style:family="paragraph" style:parent-style-name="Resume_20_Item_20_Header" style:master-page-name="">
      <loext:graphic-properties draw:fill="none"/>
      <style:paragraph-properties fo:margin-left="0.0618in" fo:margin-right="0in" fo:text-align="start" style:justify-single-word="false" fo:text-indent="0in" style:auto-text-indent="false" style:page-number="auto" fo:background-color="transparent">
        <style:tab-stops>
          <style:tab-stop style:position="6.6902in" style:type="right"/>
        </style:tab-stops>
      </style:paragraph-properties>
      <style:text-properties officeooo:paragraph-rsid="00c9b16f"/>
    </style:style>
    <style:style style:name="P51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/>
      </style:paragraph-properties>
      <style:text-properties style:font-name="Arial" fo:font-size="12pt" fo:font-weight="bold" officeooo:rsid="008bc763" officeooo:paragraph-rsid="008bc763" style:font-size-asian="12pt" style:font-weight-asian="bold" style:font-size-complex="12pt" style:font-weight-complex="bold"/>
    </style:style>
    <style:style style:name="P52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/>
      </style:paragraph-properties>
      <style:text-properties style:font-name="Arial" fo:font-size="12pt" fo:font-weight="bold" officeooo:rsid="0064e93e" officeooo:paragraph-rsid="0064e93e" style:font-size-asian="12pt" style:font-weight-asian="bold" style:font-size-complex="12pt" style:font-weight-complex="bold"/>
    </style:style>
    <style:style style:name="P53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02in" style:type="right"/>
        </style:tab-stops>
      </style:paragraph-properties>
      <style:text-properties style:font-name="Arial" fo:font-size="12pt" fo:font-weight="bold" officeooo:rsid="00134d16" officeooo:paragraph-rsid="00ccbdf5" style:font-name-asian="Liberation Serif" style:font-size-asian="12pt" style:font-weight-asian="bold" style:font-size-complex="12pt" style:font-weight-complex="bold"/>
    </style:style>
    <style:style style:name="P54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02in" style:type="right"/>
        </style:tab-stops>
      </style:paragraph-properties>
      <style:text-properties style:font-name="Arial" fo:font-size="12pt" fo:font-weight="normal" officeooo:rsid="00cb0362" officeooo:paragraph-rsid="00c9b16f" style:font-size-asian="12pt" style:font-weight-asian="normal" style:font-size-complex="12pt" style:font-weight-complex="normal"/>
    </style:style>
    <style:style style:name="P55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07f3b4e" officeooo:paragraph-rsid="0085e81c" style:font-name-asian="Liberation Serif" style:font-size-asian="12pt" style:font-weight-asian="bold" style:font-size-complex="12pt" style:font-weight-complex="bold"/>
    </style:style>
    <style:style style:name="P56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43382f" officeooo:paragraph-rsid="0085e81c" style:font-name-asian="Liberation Serif" style:font-size-asian="12pt" style:font-weight-asian="normal" style:font-size-complex="12pt" style:font-weight-complex="normal"/>
    </style:style>
    <style:style style:name="P57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weight="bold" officeooo:rsid="009c291f" officeooo:paragraph-rsid="009c291f" style:font-weight-asian="bold" style:font-weight-complex="bold"/>
    </style:style>
    <style:style style:name="P58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02in" style:type="right"/>
        </style:tab-stops>
      </style:paragraph-properties>
      <style:text-properties style:font-name="Arial" fo:font-weight="normal" officeooo:rsid="006e5ed1" officeooo:paragraph-rsid="006e5ed1" style:font-weight-asian="normal" style:font-weight-complex="normal"/>
    </style:style>
    <style:style style:name="P59" style:family="paragraph" style:parent-style-name="Resume_20_Item_20_Header">
      <loext:graphic-properties draw:fill="none"/>
      <style:paragraph-properties fo:margin-left="0.0618in" fo:margin-right="0in" fo:text-align="start" style:justify-single-word="false" fo:text-indent="0in" style:auto-text-indent="false" fo:background-color="transparent">
        <style:tab-stops>
          <style:tab-stop style:position="6.6902in" style:type="right"/>
        </style:tab-stops>
      </style:paragraph-properties>
      <style:text-properties fo:font-size="12pt" officeooo:paragraph-rsid="00c9b16f" style:font-size-asian="12pt" style:font-size-complex="12pt"/>
    </style:style>
    <style:style style:name="P60" style:family="paragraph" style:parent-style-name="Resume_20_Item_20_Header">
      <style:paragraph-properties fo:line-height="100%"/>
      <style:text-properties style:font-name="Arial" fo:font-weight="normal" officeooo:rsid="0015f767" style:font-weight-asian="normal" style:font-weight-complex="normal"/>
    </style:style>
    <style:style style:name="P61" style:family="paragraph" style:parent-style-name="Resume_20_Item_20_Header">
      <style:paragraph-properties fo:line-height="100%"/>
      <style:text-properties style:font-name="Arial" fo:font-weight="normal" officeooo:rsid="00d024f7" officeooo:paragraph-rsid="00d024f7" style:font-weight-asian="normal" style:font-weight-complex="normal"/>
    </style:style>
    <style:style style:name="P62" style:family="paragraph" style:parent-style-name="Resume_20_Item_20_Header">
      <style:paragraph-properties fo:line-height="100%"/>
      <style:text-properties style:font-name="Arial" fo:font-weight="bold" officeooo:rsid="0064e93e" officeooo:paragraph-rsid="0064e93e" style:font-weight-asian="bold" style:font-weight-complex="bold"/>
    </style:style>
    <style:style style:name="P63" style:family="paragraph" style:parent-style-name="Resume_20_Item_20_Header">
      <style:paragraph-properties fo:line-height="100%"/>
      <style:text-properties style:font-name="Arial" fo:font-weight="bold" officeooo:rsid="006642ba" officeooo:paragraph-rsid="006642ba" style:font-weight-asian="bold" style:font-weight-complex="bold"/>
    </style:style>
    <style:style style:name="P64" style:family="paragraph" style:parent-style-name="Resume_20_Item_20_Header">
      <style:paragraph-properties fo:line-height="100%"/>
      <style:text-properties style:font-name="Arial" fo:font-size="12pt" fo:font-weight="normal" officeooo:rsid="0015f767" officeooo:paragraph-rsid="0064e93e" style:font-name-asian="Liberation Serif" style:font-size-asian="12pt" style:font-weight-asian="normal" style:font-size-complex="12pt" style:font-weight-complex="normal"/>
    </style:style>
    <style:style style:name="P65" style:family="paragraph" style:parent-style-name="Resume_20_Item_20_Header">
      <style:paragraph-properties fo:line-height="100%" fo:text-align="start" style:justify-single-word="false"/>
      <style:text-properties style:font-name="Arial" fo:font-size="12pt" fo:font-weight="normal" officeooo:rsid="002cdcc1" officeooo:paragraph-rsid="006642ba" style:font-name-asian="Liberation Serif" style:font-size-asian="12pt" style:font-weight-asian="normal" style:font-size-complex="12pt" style:font-weight-complex="normal"/>
    </style:style>
    <style:style style:name="P66" style:family="paragraph" style:parent-style-name="Resume_20_Item_20_Header">
      <style:paragraph-properties fo:line-height="100%" fo:text-align="start" style:justify-single-word="false"/>
      <style:text-properties style:font-name="Arial" fo:font-size="12pt" fo:font-weight="normal" officeooo:rsid="00d1249a" officeooo:paragraph-rsid="00ccbdf5" style:font-name-asian="Liberation Serif" style:font-size-asian="12pt" style:font-weight-asian="normal" style:font-size-complex="12pt" style:font-weight-complex="normal"/>
    </style:style>
    <style:style style:name="P67" style:family="paragraph" style:parent-style-name="Resume_20_Item_20_Header">
      <style:paragraph-properties fo:line-height="100%" fo:text-align="start" style:justify-single-word="false"/>
      <style:text-properties style:font-name="Arial" fo:font-size="12pt" fo:font-weight="normal" officeooo:rsid="0011b212" officeooo:paragraph-rsid="00688521" style:font-name-asian="Liberation Serif" style:font-size-asian="12pt" style:font-weight-asian="normal" style:font-size-complex="12pt" style:font-weight-complex="normal"/>
    </style:style>
    <style:style style:name="P68" style:family="paragraph" style:parent-style-name="Resume_20_Item_20_Header">
      <style:paragraph-properties fo:line-height="100%" fo:text-align="start" style:justify-single-word="false"/>
      <style:text-properties style:font-name="Arial" fo:font-size="12pt" fo:font-weight="bold" officeooo:rsid="002cdcc1" officeooo:paragraph-rsid="006642ba" style:font-name-asian="Liberation Serif" style:font-size-asian="12pt" style:font-weight-asian="bold" style:font-size-complex="12pt" style:font-weight-complex="bold"/>
    </style:style>
    <style:style style:name="P69" style:family="paragraph" style:parent-style-name="Resume_20_Item_20_Header">
      <style:paragraph-properties fo:line-height="100%" fo:text-align="start" style:justify-single-word="false"/>
      <style:text-properties style:font-name="Arial" fo:font-size="12pt" fo:font-weight="bold" officeooo:rsid="00d1249a" officeooo:paragraph-rsid="00ccbdf5" style:font-name-asian="Liberation Serif" style:font-size-asian="12pt" style:font-weight-asian="bold" style:font-size-complex="12pt" style:font-weight-complex="bold"/>
    </style:style>
    <style:style style:name="P70" style:family="paragraph" style:parent-style-name="Resume_20_Item_20_Header">
      <style:paragraph-properties fo:line-height="100%"/>
      <style:text-properties officeooo:paragraph-rsid="00d024f7"/>
    </style:style>
    <style:style style:name="P71" style:family="paragraph" style:parent-style-name="Resume_20_Item_20_Header" style:master-page-name="">
      <style:paragraph-properties fo:line-height="100%" fo:text-align="start" style:justify-single-word="false" style:page-number="auto"/>
      <style:text-properties style:font-name="Arial" fo:font-size="12pt" fo:font-weight="bold" officeooo:rsid="00d1249a" officeooo:paragraph-rsid="00ccbdf5" style:font-name-asian="Liberation Serif" style:font-size-asian="12pt" style:font-weight-asian="bold" style:font-size-complex="12pt" style:font-weight-complex="bold"/>
    </style:style>
    <style:style style:name="P72" style:family="paragraph" style:parent-style-name="Resume_20_Item_20_Header">
      <style:paragraph-properties fo:line-height="100%" fo:break-before="page"/>
      <style:text-properties style:font-name="Arial"/>
    </style:style>
    <style:style style:name="P73" style:family="paragraph" style:parent-style-name="Resume_20_Item_20_Header">
      <style:paragraph-properties fo:line-height="100%"/>
      <style:text-properties style:font-name="Arial" fo:font-size="14pt" style:text-underline-style="solid" style:text-underline-width="auto" style:text-underline-color="font-color" fo:font-weight="bold" officeooo:rsid="005f5a23" style:font-size-asian="12pt" style:font-weight-asian="bold" style:font-size-complex="12pt" style:font-weight-complex="bold"/>
    </style:style>
    <style:style style:name="P74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solid" style:text-underline-width="auto" style:text-underline-color="font-color" fo:font-weight="bold" officeooo:rsid="00a1d50c" officeooo:paragraph-rsid="00a1d50c" style:font-name-asian="Liberation Serif" style:font-size-asian="12pt" style:font-weight-asian="bold" style:font-size-complex="12pt" style:font-weight-complex="bold"/>
    </style:style>
    <style:style style:name="P75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0e6e703" officeooo:paragraph-rsid="00e6e703" style:font-name-asian="Liberation Serif" style:font-size-asian="12pt" style:font-weight-asian="bold" style:font-size-complex="12pt" style:font-weight-complex="bold"/>
    </style:style>
    <style:style style:name="P76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e6e703" officeooo:paragraph-rsid="00e6e703" style:font-name-asian="Liberation Serif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name-asian="Liberation Serif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432fab" style:font-name-asian="Liberation Serif" style:font-size-asian="12pt" style:font-weight-asian="normal" style:font-size-complex="12pt" style:font-weight-complex="normal"/>
    </style:style>
    <style:style style:name="T3" style:family="text">
      <style:text-properties fo:font-size="12pt" style:font-name-asian="Liberation Serif" style:font-size-asian="12pt" style:font-size-complex="12pt"/>
    </style:style>
    <style:style style:name="T4" style:family="text">
      <style:text-properties fo:font-size="12pt" officeooo:rsid="00310542" style:font-name-asian="Liberation Serif" style:font-size-asian="12pt" style:font-size-complex="12pt"/>
    </style:style>
    <style:style style:name="T5" style:family="text">
      <style:text-properties fo:font-size="12pt" fo:font-weight="bold" style:font-name-asian="Liberation Serif" style:font-size-asian="12pt" style:font-weight-asian="bold" style:font-size-complex="12pt" style:font-weight-complex="bold"/>
    </style:style>
    <style:style style:name="T6" style:family="text">
      <style:text-properties fo:font-size="12pt" style:text-underline-style="none" style:font-name-asian="Liberation Serif" style:font-size-asian="12pt" style:font-size-complex="12pt"/>
    </style:style>
    <style:style style:name="T7" style:family="text">
      <style:text-properties fo:font-size="12pt" style:text-underline-style="none" officeooo:rsid="0092ab5c" style:font-name-asian="Liberation Serif" style:font-size-asian="12pt" style:font-size-complex="12pt"/>
    </style:style>
    <style:style style:name="T8" style:family="text">
      <style:text-properties fo:font-size="12pt" style:text-underline-style="none" fo:font-weight="normal" style:font-name-asian="Liberation Serif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43382f" style:font-name-asian="Liberation Serif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92ab5c" style:font-name-asian="Liberation Serif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9c9209" style:font-name-asian="Liberation Serif" style:font-size-asian="12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9e629c" style:font-name-asian="Liberation Serif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b51424" style:font-name-asian="Liberation Serif" style:font-size-asian="12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b65c0b" style:font-name-asian="Liberation Serif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b7c4b8" style:font-name-asian="Liberation Serif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0be808e" style:font-name-asian="Liberation Serif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c07334" style:font-name-asian="Liberation Serif" style:font-size-asian="12pt" style:font-weight-asian="normal" style:font-size-complex="12pt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46748" style:font-weight-asian="normal" style:font-weight-complex="normal"/>
    </style:style>
    <style:style style:name="T20" style:family="text">
      <style:text-properties fo:font-weight="normal" officeooo:rsid="0015f767" style:font-weight-asian="normal" style:font-weight-complex="normal"/>
    </style:style>
    <style:style style:name="T21" style:family="text">
      <style:text-properties fo:font-weight="normal" officeooo:rsid="004a7a04" style:font-weight-asian="normal" style:font-weight-complex="normal"/>
    </style:style>
    <style:style style:name="T22" style:family="text">
      <style:text-properties fo:font-weight="normal" officeooo:rsid="004bc3d4" style:font-weight-asian="normal" style:font-weight-complex="normal"/>
    </style:style>
    <style:style style:name="T23" style:family="text">
      <style:text-properties fo:font-weight="normal" officeooo:rsid="00809862" style:font-weight-asian="normal" style:font-weight-complex="normal"/>
    </style:style>
    <style:style style:name="T24" style:family="text">
      <style:text-properties fo:font-weight="normal" officeooo:rsid="00b3679d" style:font-weight-asian="normal" style:font-weight-complex="normal"/>
    </style:style>
    <style:style style:name="T25" style:family="text">
      <style:text-properties fo:font-weight="normal" officeooo:rsid="00bd0399" style:font-weight-asian="normal" style:font-weight-complex="normal"/>
    </style:style>
    <style:style style:name="T26" style:family="text">
      <style:text-properties fo:font-weight="normal" officeooo:rsid="00d1249a" style:font-weight-asian="normal" style:font-weight-complex="normal"/>
    </style:style>
    <style:style style:name="T27" style:family="text">
      <style:text-properties fo:font-weight="normal" style:font-name-asian="Liberation Serif" style:font-weight-asian="normal" style:font-weight-complex="normal"/>
    </style:style>
    <style:style style:name="T28" style:family="text">
      <style:text-properties fo:font-weight="normal" officeooo:rsid="008d3a21" style:font-name-asian="Liberation Serif" style:font-weight-asian="normal" style:font-weight-complex="normal"/>
    </style:style>
    <style:style style:name="T29" style:family="text">
      <style:text-properties fo:font-weight="normal" officeooo:rsid="00b33825" style:font-name-asian="Liberation Serif" style:font-weight-asian="normal" style:font-weight-complex="normal"/>
    </style:style>
    <style:style style:name="T30" style:family="text">
      <style:text-properties officeooo:rsid="002e32a8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cdba8a" style:font-weight-asian="bold" style:font-weight-complex="bold"/>
    </style:style>
    <style:style style:name="T33" style:family="text">
      <style:text-properties fo:font-size="14pt" style:text-underline-style="solid" style:text-underline-width="auto" style:text-underline-color="font-color" fo:font-weight="bold" officeooo:rsid="005f5a23" style:font-size-asian="12pt" style:font-weight-asian="bold" style:font-size-complex="12pt" style:font-weight-complex="bold"/>
    </style:style>
    <style:style style:name="T34" style:family="text">
      <style:text-properties fo:font-size="14pt" style:text-underline-style="solid" style:text-underline-width="auto" style:text-underline-color="font-color" style:font-name-asian="Liberation Serif" style:font-size-asian="12pt" style:font-size-complex="12pt"/>
    </style:style>
    <style:style style:name="T35" style:family="text">
      <style:text-properties fo:font-size="14pt" style:text-underline-style="solid" style:text-underline-width="auto" style:text-underline-color="font-color" officeooo:rsid="0015f767" style:font-name-asian="Liberation Serif" style:font-size-asian="12pt" style:font-size-complex="12pt"/>
    </style:style>
    <style:style style:name="T36" style:family="text">
      <style:text-properties style:font-name-asian="Liberation Serif"/>
    </style:style>
    <style:style style:name="T37" style:family="text">
      <style:text-properties officeooo:rsid="00482c52"/>
    </style:style>
    <style:style style:name="T38" style:family="text">
      <style:text-properties officeooo:rsid="006d0cd4"/>
    </style:style>
    <style:style style:name="T39" style:family="text">
      <style:text-properties officeooo:rsid="007f3b4e"/>
    </style:style>
    <style:style style:name="T40" style:family="text">
      <style:text-properties officeooo:rsid="00812251"/>
    </style:style>
    <style:style style:name="T41" style:family="text">
      <style:text-properties officeooo:rsid="004bc3d4"/>
    </style:style>
    <style:style style:name="T42" style:family="text">
      <style:text-properties officeooo:rsid="0082b610"/>
    </style:style>
    <style:style style:name="T43" style:family="text">
      <style:text-properties officeooo:rsid="003fed63"/>
    </style:style>
    <style:style style:name="T44" style:family="text">
      <style:text-properties officeooo:rsid="005478d1"/>
    </style:style>
    <style:style style:name="T45" style:family="text">
      <style:text-properties officeooo:rsid="0085e81c"/>
    </style:style>
    <style:style style:name="T46" style:family="text">
      <style:text-properties officeooo:rsid="008fa830"/>
    </style:style>
    <style:style style:name="T47" style:family="text">
      <style:text-properties style:font-name="Arial" fo:font-weight="normal" style:font-weight-asian="normal" style:font-weight-complex="normal"/>
    </style:style>
    <style:style style:name="T48" style:family="text">
      <style:text-properties style:font-name="Arial" fo:font-weight="normal" officeooo:rsid="00cdba8a" style:font-weight-asian="normal" style:font-weight-complex="normal"/>
    </style:style>
    <style:style style:name="T49" style:family="text">
      <style:text-properties style:font-name="Arial" fo:font-weight="normal" officeooo:rsid="00d8ea85" style:font-weight-asian="normal" style:font-weight-complex="normal"/>
    </style:style>
    <style:style style:name="T50" style:family="text">
      <style:text-properties style:font-name="Arial" fo:font-weight="normal" officeooo:rsid="00d15ede" style:font-weight-asian="normal" style:font-weight-complex="normal"/>
    </style:style>
    <style:style style:name="T51" style:family="text">
      <style:text-properties style:font-name="Arial" fo:font-weight="normal" officeooo:rsid="00d3b009" style:font-weight-asian="normal" style:font-weight-complex="normal"/>
    </style:style>
    <style:style style:name="T52" style:family="text">
      <style:text-properties style:font-name="Arial" fo:font-weight="normal" officeooo:rsid="00da4b2d" style:font-weight-asian="normal" style:font-weight-complex="normal"/>
    </style:style>
    <style:style style:name="T53" style:family="text">
      <style:text-properties style:font-name="Arial" fo:font-weight="normal" officeooo:rsid="00d8ea85" style:font-name-asian="Liberation Serif" style:font-weight-asian="normal" style:font-weight-complex="normal"/>
    </style:style>
    <style:style style:name="T54" style:family="text">
      <style:text-properties style:font-name="Arial" fo:font-weight="normal" officeooo:rsid="00dec51c" style:font-name-asian="Liberation Serif" style:font-weight-asian="normal" style:font-weight-complex="normal"/>
    </style:style>
    <style:style style:name="T55" style:family="text">
      <style:text-properties style:font-name="Arial" fo:font-size="12pt" style:text-underline-style="none" fo:font-weight="bold" officeooo:rsid="005c9368" style:font-size-asian="12pt" style:font-weight-asian="bold" style:font-size-complex="12pt" style:font-weight-complex="bold"/>
    </style:style>
    <style:style style:name="T56" style:family="text">
      <style:text-properties style:font-name="Arial" fo:font-size="12pt" style:text-underline-style="none" fo:font-weight="bold" officeooo:rsid="00c17571" style:font-size-asian="12pt" style:font-weight-asian="bold" style:font-size-complex="12pt" style:font-weight-complex="bold"/>
    </style:style>
    <style:style style:name="T57" style:family="text">
      <style:text-properties style:font-name="Arial" fo:font-size="12pt" style:text-underline-style="none" fo:font-weight="bold" officeooo:rsid="005da5d3" style:font-size-asian="12pt" style:font-weight-asian="bold" style:font-size-complex="12pt" style:font-weight-complex="bold"/>
    </style:style>
    <style:style style:name="T58" style:family="text">
      <style:text-properties style:font-name="Arial" fo:font-size="12pt" style:text-underline-style="none" fo:font-weight="bold" officeooo:rsid="00b1f8c8" style:font-size-asian="12pt" style:font-weight-asian="bold" style:font-size-complex="12pt" style:font-weight-complex="bold"/>
    </style:style>
    <style:style style:name="T59" style:family="text">
      <style:text-properties style:font-name="Arial" fo:font-size="12pt" style:text-underline-style="none" fo:font-weight="bold" officeooo:rsid="00c27d74" style:font-size-asian="12pt" style:font-weight-asian="bold" style:font-size-complex="12pt" style:font-weight-complex="bold"/>
    </style:style>
    <style:style style:name="T60" style:family="text">
      <style:text-properties style:font-name="Arial" fo:font-size="12pt" style:text-underline-style="none" fo:font-weight="bold" officeooo:rsid="00e51292" style:font-size-asian="12pt" style:font-weight-asian="bold" style:font-size-complex="12pt" style:font-weight-complex="bold"/>
    </style:style>
    <style:style style:name="T61" style:family="text">
      <style:text-properties style:font-name="Arial" fo:font-size="12pt" style:text-underline-style="none" fo:font-weight="normal" officeooo:rsid="00d9a6a9" style:font-name-asian="Liberation Serif" style:font-size-asian="12pt" style:font-weight-asian="normal" style:font-size-complex="12pt" style:font-weight-complex="normal"/>
    </style:style>
    <style:style style:name="T62" style:family="text">
      <style:text-properties style:font-name="Arial" fo:font-size="12pt" style:text-underline-style="none" fo:font-weight="normal" officeooo:rsid="00ce9f55" style:font-name-asian="Liberation Serif" style:font-size-asian="12pt" style:font-weight-asian="normal" style:font-size-complex="12pt" style:font-weight-complex="normal"/>
    </style:style>
    <style:style style:name="T63" style:family="text">
      <style:text-properties style:font-name="Arial" fo:font-size="12pt" style:text-underline-style="none" fo:font-weight="normal" officeooo:rsid="00da5eb4" style:font-name-asian="Liberation Serif" style:font-size-asian="12pt" style:font-weight-asian="normal" style:font-size-complex="12pt" style:font-weight-complex="normal"/>
    </style:style>
    <style:style style:name="T64" style:family="text">
      <style:text-properties style:font-name="Arial" fo:font-size="12pt" fo:font-weight="bold" officeooo:rsid="00d024f7" style:font-name-asian="Liberation Serif" style:font-size-asian="12pt" style:font-weight-asian="bold" style:font-size-complex="12pt" style:font-weight-complex="bold"/>
    </style:style>
    <style:style style:name="T65" style:family="text">
      <style:text-properties style:font-name="Arial" fo:font-size="12pt" fo:font-weight="bold" officeooo:rsid="00cdba8a" style:font-size-asian="12pt" style:font-weight-asian="bold" style:font-size-complex="12pt" style:font-weight-complex="bold"/>
    </style:style>
    <style:style style:name="T66" style:family="text">
      <style:text-properties style:font-name="Arial" fo:font-size="12pt" fo:font-weight="normal" officeooo:rsid="00d29821" style:font-name-asian="Liberation Serif" style:font-size-asian="12pt" style:font-weight-asian="normal" style:font-size-complex="12pt" style:font-weight-complex="normal"/>
    </style:style>
    <style:style style:name="T67" style:family="text">
      <style:text-properties style:font-name="Arial" fo:font-size="12pt" fo:font-weight="normal" officeooo:rsid="00df1c97" style:font-name-asian="Liberation Serif" style:font-size-asian="12pt" style:font-weight-asian="normal" style:font-size-complex="12pt" style:font-weight-complex="normal"/>
    </style:style>
    <style:style style:name="T68" style:family="text">
      <style:text-properties style:font-name="Arial" fo:font-size="12pt" fo:font-weight="normal" officeooo:rsid="00ded18a" style:font-name-asian="Liberation Serif" style:font-size-asian="12pt" style:font-weight-asian="normal" style:font-size-complex="12pt" style:font-weight-complex="normal"/>
    </style:style>
    <style:style style:name="T69" style:family="text">
      <style:text-properties style:font-name="Arial" fo:font-size="12pt" fo:font-weight="normal" officeooo:rsid="00dfb017" style:font-name-asian="Liberation Serif" style:font-size-asian="12pt" style:font-weight-asian="normal" style:font-size-complex="12pt" style:font-weight-complex="normal"/>
    </style:style>
    <style:style style:name="T70" style:family="text">
      <style:text-properties style:font-name="Arial" fo:font-size="12pt" fo:font-weight="normal" officeooo:rsid="00cdba8a" style:font-size-asian="12pt" style:font-weight-asian="normal" style:font-size-complex="12pt" style:font-weight-complex="normal"/>
    </style:style>
    <style:style style:name="T71" style:family="text">
      <style:text-properties style:font-name="Arial" fo:font-weight="bold" officeooo:rsid="00df1c97" style:font-weight-asian="bold" style:font-weight-complex="bold"/>
    </style:style>
    <style:style style:name="T72" style:family="text">
      <style:text-properties style:font-name="Arial" fo:font-weight="bold" officeooo:rsid="00d024f7" style:font-weight-asian="bold" style:font-weight-complex="bold"/>
    </style:style>
    <style:style style:name="T73" style:family="text">
      <style:text-properties style:font-name="Arial" fo:font-size="14pt" style:text-underline-style="solid" style:text-underline-width="auto" style:text-underline-color="font-color" fo:font-weight="bold" officeooo:rsid="00a1d50c" style:font-name-asian="Liberation Serif" style:font-size-asian="12pt" style:font-weight-asian="bold" style:font-size-complex="12pt" style:font-weight-complex="bold"/>
    </style:style>
    <style:style style:name="T74" style:family="text">
      <style:text-properties style:font-name="Arial" fo:font-size="14pt" style:text-underline-style="solid" style:text-underline-width="auto" style:text-underline-color="font-color" fo:font-weight="bold" officeooo:rsid="00e27c6d" style:font-name-asian="Liberation Serif" style:font-size-asian="12pt" style:font-weight-asian="bold" style:font-size-complex="12pt" style:font-weight-complex="bold"/>
    </style:style>
    <style:style style:name="T75" style:family="text">
      <style:text-properties officeooo:rsid="00c9b16f"/>
    </style:style>
    <style:style style:name="T76" style:family="text">
      <style:text-properties officeooo:rsid="00db7f7c"/>
    </style:style>
    <style:style style:name="T77" style:family="text">
      <style:text-properties officeooo:rsid="00cdba8a"/>
    </style:style>
    <style:style style:name="T78" style:family="text">
      <style:text-properties officeooo:rsid="00cb15c7"/>
    </style:style>
    <style:style style:name="T79" style:family="text">
      <style:text-properties officeooo:rsid="00d1249a"/>
    </style:style>
    <style:style style:name="T80" style:family="text">
      <style:text-properties officeooo:rsid="00d78d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al Particulars<text:span text:style-name="T18"><text:tab/></text:span></text:p>
      <text:p text:style-name="P5"/>
      <text:p text:style-name="P7">Name: <text:tab/>Ming-Yi <text:span text:style-name="T75">Lai</text:span> <text:span text:style-name="T46">(Melson Lai)</text:span></text:p>
      <text:p text:style-name="P12">Gender: <text:tab/>Male</text:p>
      <text:p text:style-name="P13">Date of Birth: <text:tab/>1997/08</text:p>
      <text:p text:style-name="P13">Marital Status: <text:tab/>Single</text:p>
      <text:p text:style-name="P8">Nationality: <text:tab/>Taiwan</text:p>
      <text:p text:style-name="P11">Conscription Status:<text:tab/>Unserved</text:p>
      <text:p text:style-name="P25">Language: <text:tab/><text:span text:style-name="T42">Mandarin</text:span>, English</text:p>
      <text:p text:style-name="P9"/>
      <text:p text:style-name="P6"/>
      <text:p text:style-name="P2">Programming Skills<text:tab/></text:p>
      <text:p text:style-name="P18"/>
      <text:p text:style-name="P18">Programming <text:span text:style-name="T42">Language</text:span>: <text:tab/>C/C++<text:span text:style-name="T43">, Bash Script</text:span>, <text:span text:style-name="T43">Python</text:span></text:p>
      <text:p text:style-name="P18">Operating System: <text:tab/><text:span text:style-name="T44">Ubuntu, Debian</text:span></text:p>
      <text:p text:style-name="P19">Other: <text:tab/>Docker</text:p>
      <text:p text:style-name="P10"/>
      <text:p text:style-name="P6"/>
      <text:p text:style-name="P3">Contact Information<text:span text:style-name="T18"><text:tab/></text:span></text:p>
      <text:p text:style-name="P14"/>
      <text:p text:style-name="P32"><text:span text:style-name="T47">Email: <text:tab/></text:span><text:span text:style-name="T51">ming-yi.lai </text:span><text:span text:style-name="T52">[</text:span><text:span text:style-name="T51">_</text:span><text:span text:style-name="T52">at_] </text:span><text:span text:style-name="T51">mymlai.com</text:span></text:p>
      <text:p text:style-name="P26"/>
      <text:p text:style-name="P6"/>
      <text:p text:style-name="P4">Education<text:tab/></text:p>
      <text:p text:style-name="P22"/>
      <text:p text:style-name="P29"><text:span text:style-name="T55">M</text:span><text:span text:style-name="T59">aster of Computer Science<text:tab/>2019/07-2021/0</text:span><text:span text:style-name="T60">7</text:span><text:span text:style-name="T59"> (Est.)</text:span></text:p>
      <text:p text:style-name="P17">Programming Language Laboratory, NTHU<text:tab/>Hsinchu, Taiwan</text:p>
      <text:p text:style-name="P45"><text:span text:style-name="T31">+</text:span> Advised by Prof. Jenq-Kuen <text:span text:style-name="T76">Lee</text:span></text:p>
      <text:p text:style-name="P20"/>
      <text:p text:style-name="P27"><text:span text:style-name="T55">Bachelor of Computer Science<text:tab/>2015/09-</text:span><text:span text:style-name="T56">2019/06</text:span></text:p>
      <text:p text:style-name="P15">National Tsing Hua University<text:tab/>Hsinchu, Taiwan</text:p>
      <text:p text:style-name="P15"/>
      <text:p text:style-name="P20">Senior High School<text:tab/>2012/09-2015/06</text:p>
      <text:p text:style-name="P20"><text:span text:style-name="T19">T</text:span><text:span text:style-name="T18">ainan First Senior High School<text:tab/>Tainan, Taiwan</text:span></text:p>
      <text:p text:style-name="P15"/>
      <text:p text:style-name="P28"><text:span text:style-name="T57">Study Abroad: </text:span><text:span text:style-name="T58">Undergraduate Exchange</text:span><text:span text:style-name="T57"><text:tab/>2018/08-</text:span><text:span text:style-name="T56">2019/05</text:span></text:p>
      <text:p text:style-name="P16">Nanyang Technological University<text:tab/>Singapore</text:p>
      <text:p text:style-name="P60"/>
      <text:p text:style-name="P60"/>
      <text:p text:style-name="P36">Publications<text:tab/><text:line-break/></text:p>
      <text:p text:style-name="P34">Enabling Android NNAPI Flow for TVM Runtime<text:tab/>2020/08</text:p>
      <text:p text:style-name="P38">Ming-Yi Lai, Chia-Yu Sung, Jenq-Kuen Lee, and Ming-Yu Hung</text:p>
      <text:p text:style-name="P50"><text:span text:style-name="T65">+</text:span><text:span text:style-name="T70"> </text:span><text:span text:style-name="T68">Accepted </text:span><text:span text:style-name="T69">by</text:span><text:span text:style-name="T67"> ICPP EMS 2020</text:span></text:p>
      <text:p text:style-name="P59"><text:span text:style-name="T71">+ </text:span><text:span text:style-name="T49">Devise algorithm to </text:span><text:span text:style-name="T53">p</text:span><text:span text:style-name="T48">artition </text:span><text:span text:style-name="T54">machine learning</text:span><text:span text:style-name="T48"> </text:span><text:span text:style-name="T53">model</text:span><text:span text:style-name="T48"> for distribution to TVM/NNAPI</text:span></text:p>
      <text:p text:style-name="P54"><text:span text:style-name="T32">+</text:span><text:span text:style-name="T77"> Convert TVM Relay IR to NNAPI equivalence</text:span></text:p>
      <text:p text:style-name="P54"/>
      <text:p text:style-name="P54"/>
      <text:p text:style-name="P73"/>
      <text:p text:style-name="P72"><text:span text:style-name="T33">Working Experience<text:tab/></text:span><text:span text:style-name="T20"><text:tab/></text:span></text:p>
      <text:p text:style-name="P60"/>
      <text:p text:style-name="P70"><text:span text:style-name="T72">MediaTek Intern</text:span><text:span text:style-name="T64">s</text:span><text:span text:style-name="T72">hip<text:tab/>2020/07-2020/08</text:span></text:p>
      <text:p text:style-name="P61">Research Engineer<text:tab/>Hsinchu, Taiwan</text:p>
      <text:p text:style-name="P49"><text:span text:style-name="T72">+ </text:span><text:span text:style-name="T50">Enable MLIR codegen for TVM </text:span><text:span text:style-name="T66">utilizing</text:span><text:span text:style-name="T50"> Tensor IR</text:span></text:p>
      <text:p text:style-name="P60"/>
      <text:p text:style-name="P62">ITRI CITC Internship<text:tab/>2017/07-2018/05</text:p>
      <text:p text:style-name="P37"><text:span text:style-name="T2">R</text:span><text:span text:style-name="T1">esearch Engineer</text:span><text:tab/><text:span text:style-name="T2">Hsinchu, Taiwan</text:span></text:p>
      <text:p text:style-name="P51"><text:span text:style-name="T36">+ </text:span><text:span text:style-name="T27">Study how to perform distributed deep learning training</text:span></text:p>
      <text:p text:style-name="P52"><text:span text:style-name="T36">+</text:span><text:span text:style-name="T27"> Study </text:span><text:span text:style-name="T28">the </text:span><text:span text:style-name="T27">performance </text:span><text:span text:style-name="T29">factor </text:span><text:span text:style-name="T27">of distributed deep learning frameworks (TensorFlow, PyTorch)</text:span></text:p>
      <text:p text:style-name="P64"/>
      <text:p text:style-name="P64"/>
      <text:p text:style-name="P35"><text:span text:style-name="T78">Research and </text:span>Project<text:span text:style-name="T45">s</text:span><text:tab/></text:p>
      <text:p text:style-name="P33"/>
      <text:p text:style-name="P40">Deep Learning Cloud Service<text:tab/><text:span text:style-name="T39">2017/07-2018/07</text:span></text:p>
      <text:p text:style-name="P41">NTHU CS <text:span text:style-name="T40">Bachelor </text:span>Final Year Project<text:tab/>Hsinchu, Taiwan</text:p>
      <text:p text:style-name="P46">+ <text:span text:style-name="T18">Use OpenStack Horizon (Django) to </text:span><text:span text:style-name="T23">create</text:span><text:span text:style-name="T18"> a WebUI</text:span></text:p>
      <text:p text:style-name="P55">+ <text:span text:style-name="T18">Incorporate OpenStack </text:span><text:span text:style-name="T25">Swift</text:span><text:span text:style-name="T18">, PostgreSQL, Kubernetes and TensorFlow </text:span><text:span text:style-name="T23">as backend </text:span><text:span text:style-name="T18">to enable semi-automatic </text:span><text:span text:style-name="T24">deep</text:span><text:span text:style-name="T21"> learning training </text:span><text:span text:style-name="T22">and inference</text:span></text:p>
      <text:p text:style-name="P42"/>
      <text:p text:style-name="P39"><text:span text:style-name="T41">T</text:span>aiwan Student Cluster Competition<text:tab/>2017/03-09</text:p>
      <text:p text:style-name="P43">NTHU Delegation <text:span text:style-name="T42">Member<text:tab/>Hsinchu, Taiwan</text:span></text:p>
      <text:p text:style-name="P48"><text:span text:style-name="T6">+ </text:span><text:span text:style-name="T8">Win the s</text:span><text:span text:style-name="T9">econd prize with significant edge over </text:span><text:span text:style-name="T10">other competitors</text:span></text:p>
      <text:p text:style-name="P57"><text:span text:style-name="T7">+ </text:span><text:span text:style-name="T16">Compile hardware-</text:span><text:span text:style-name="T17">specific</text:span><text:span text:style-name="T13"> distributed software</text:span></text:p>
      <text:p text:style-name="P57"><text:span text:style-name="T6">+ </text:span><text:span text:style-name="T8">Automate </text:span><text:span text:style-name="T11">competition </text:span><text:span text:style-name="T12">process</text:span><text:span text:style-name="T8"> with </text:span><text:span text:style-name="T15">Bash</text:span><text:span text:style-name="T8"> </text:span><text:span text:style-name="T14">and Python </text:span><text:span text:style-name="T8">scripts</text:span></text:p>
      <text:p text:style-name="P56"/>
      <text:p text:style-name="P56"/>
      <text:p text:style-name="P63"><text:span text:style-name="T35">S</text:span><text:span text:style-name="T34">chool Experience<text:tab/></text:span></text:p>
      <text:p text:style-name="P71"/>
      <text:p text:style-name="P69">Teaching Assistant of Compiler Design<text:tab/>2020/03-<text:span text:style-name="T80">2020/06</text:span></text:p>
      <text:p text:style-name="P66">National Tsing Hua University<text:tab/>Hsinchu, Taiwan</text:p>
      <text:p text:style-name="P53"><text:span text:style-name="T79">+</text:span><text:span text:style-name="T26"> Hands-on with Lex and Yacc</text:span></text:p>
      <text:p text:style-name="P44"/>
      <text:p text:style-name="P68">Teaching As<text:span text:style-name="T30">s</text:span>istan<text:span text:style-name="T30">t</text:span> of Service Learning: Urban Renewal<text:tab/><text:span text:style-name="T37">2016/09-2017/06</text:span></text:p>
      <text:p text:style-name="P65">National Tsing Hua University<text:tab/>Hsinchu, Taiwan</text:p>
      <text:p text:style-name="P47"><text:span text:style-name="T31">+</text:span> <text:span text:style-name="T38">Design lectures with both teaching and discussion sessions</text:span></text:p>
      <text:p text:style-name="P58"><text:span text:style-name="T5">+</text:span><text:span text:style-name="T3"> Carry out hands-on sessions</text:span><text:span text:style-name="T4"> of dorm renewal</text:span></text:p>
      <text:p text:style-name="P67"/>
      <text:p text:style-name="P24"/>
      <text:p text:style-name="P30"><text:span text:style-name="T74">Job Expectation / Preference</text:span><text:span text:style-name="T73"><text:tab/></text:span></text:p>
      <text:p text:style-name="P23"/>
      <text:p text:style-name="P75">Taiwan RDSS</text:p>
      <text:p text:style-name="P76">Preferred, but not required</text:p>
      <text:p text:style-name="P23"/>
      <text:p text:style-name="P21">Date of Availability</text:p>
      <text:p text:style-name="P31"><text:span text:style-name="T62">202</text:span><text:span text:style-name="T61">1/08 (w/ Taiwan RDSS </text:span><text:span text:style-name="T63">Position</text:span><text:span text:style-name="T61">)</text:span></text:p>
      <text:p text:style-name="P31"><text:span text:style-name="T61">2022/01 (w/o Taiwan RDSS </text:span><text:span text:style-name="T63">Position</text:span><text:span text:style-name="T61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TW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UMing TW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Resume_20_Item_20_Header" style:display-name="Resume Item Header" style:family="paragraph" style:parent-style-name="Standard" style:master-page-name="">
      <style:paragraph-properties fo:text-align="start" style:justify-single-word="false" style:page-number="auto">
        <style:tab-stops>
          <style:tab-stop style:position="6.6902in" style:type="right"/>
        </style:tab-stops>
      </style:paragraph-properties>
      <style:text-properties style:font-name="Liberation Serif" fo:font-family="'Liberation Serif'" style:font-family-generic="roman" style:font-pitch="variable" fo:font-size="12pt" fo:font-weight="bold" officeooo:rsid="001129fc" style:font-name-asian="Liberation Serif" style:font-family-asian="'Liberation Serif'" style:font-family-generic-asian="roman" style:font-pitch-asian="variable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5-12-03T14:02:49.298829576</meta:creation-date>
    <dc:date>2020-09-21T15:00:34.334397129</dc:date>
    <meta:editing-duration>PT5H16M21S</meta:editing-duration>
    <meta:editing-cycles>187</meta:editing-cycles>
    <meta:generator>LibreOffice/7.0.1.2$Linux_X86_64 LibreOffice_project/7cbcfc562f6eb6708b5ff7d7397325de9e764452</meta:generator>
    <meta:document-statistic meta:table-count="0" meta:image-count="0" meta:object-count="0" meta:page-count="2" meta:paragraph-count="62" meta:word-count="337" meta:character-count="2480" meta:non-whitespace-character-count="2184"/>
  </office:meta>
</office:document-meta>
</file>